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roman"/>
    <style:font-face style:name="Liberation Serif1" svg:font-family="'Liberation Serif'" style:font-family-generic="roman"/>
    <style:font-face style:name="Arial2" svg:font-family="Arial" style:font-family-generic="swiss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3pt" officeooo:rsid="00185438" officeooo:paragraph-rsid="00185438" style:font-size-asian="13pt" style:font-size-complex="13pt"/>
    </style:style>
    <style:style style:name="P2" style:family="paragraph" style:parent-style-name="Text_20_body">
      <style:paragraph-properties fo:margin-top="0cm" fo:margin-bottom="0cm" loext:contextual-spacing="false"/>
      <style:text-properties style:font-name="Times New Roman" fo:font-size="13pt" officeooo:rsid="00185438" officeooo:paragraph-rsid="00185438" style:font-size-asian="13pt" style:font-size-complex="13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3pt" officeooo:rsid="00041a05" officeooo:paragraph-rsid="00163f62" style:font-size-asian="13pt" style:font-size-complex="13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3pt" officeooo:rsid="00041a05" officeooo:paragraph-rsid="00041a05" style:font-size-asian="13pt" style:font-size-complex="13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3pt" officeooo:rsid="000ef95d" officeooo:paragraph-rsid="000ef95d" style:font-size-asian="13pt" style:font-size-complex="13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3pt" officeooo:rsid="00053348" officeooo:paragraph-rsid="00053348" style:font-size-asian="13pt" style:font-size-complex="13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3pt" officeooo:rsid="00053348" officeooo:paragraph-rsid="0013d96f" style:font-size-asian="13pt" style:font-size-complex="13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3pt" officeooo:rsid="000a86a9" officeooo:paragraph-rsid="000a86a9" style:font-size-asian="13pt" style:font-size-complex="13pt"/>
    </style:style>
    <style:style style:name="P9" style:family="paragraph" style:parent-style-name="Standard" style:list-style-name="L4">
      <style:paragraph-properties fo:text-align="justify" style:justify-single-word="false"/>
      <style:text-properties style:font-name="Times New Roman" fo:font-size="13pt" officeooo:rsid="000bbce9" officeooo:paragraph-rsid="000bbce9" style:font-size-asian="13pt" style:font-size-complex="13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3pt" officeooo:rsid="0006b716" officeooo:paragraph-rsid="00053348" style:font-size-asian="13pt" style:font-size-complex="13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3pt" officeooo:rsid="0006b716" officeooo:paragraph-rsid="0006b716" style:font-size-asian="13pt" style:font-size-complex="13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3pt" officeooo:rsid="0006b716" officeooo:paragraph-rsid="000ef95d" style:font-size-asian="13pt" style:font-size-complex="13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3pt" officeooo:rsid="000bec43" officeooo:paragraph-rsid="000bec43" style:font-size-asian="13pt" style:font-size-complex="13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3pt" officeooo:rsid="00073de1" officeooo:paragraph-rsid="00073de1" style:font-size-asian="13pt" style:font-size-complex="13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3pt" officeooo:rsid="0011405c" officeooo:paragraph-rsid="000ef95d" style:font-size-asian="13pt" style:font-size-complex="13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3pt" officeooo:rsid="0013984c" officeooo:paragraph-rsid="0013984c" style:font-size-asian="13pt" style:font-size-complex="13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3pt" officeooo:rsid="00163f62" officeooo:paragraph-rsid="00163f62" style:font-size-asian="13pt" style:font-size-complex="13pt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3pt" officeooo:rsid="0013d96f" officeooo:paragraph-rsid="0013d96f" style:font-size-asian="13pt" style:font-size-complex="13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3pt" officeooo:rsid="00170c49" officeooo:paragraph-rsid="00170c49" style:font-size-asian="13pt" style:font-size-complex="13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3pt" style:font-size-asian="13pt" style:font-size-complex="13pt"/>
    </style:style>
    <style:style style:name="P21" style:family="paragraph" style:parent-style-name="Standard" style:list-style-name="L5">
      <style:paragraph-properties fo:text-align="justify" style:justify-single-word="false"/>
      <style:text-properties style:font-name="Times New Roman" fo:font-size="13pt" officeooo:paragraph-rsid="000bec43" style:font-size-asian="13pt" style:font-size-complex="13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3pt" officeooo:paragraph-rsid="000bec43" style:font-size-asian="13pt" style:font-size-complex="13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3pt" fo:language="pt" fo:country="BR" style:font-size-asian="13pt" style:font-size-complex="13pt"/>
    </style:style>
    <style:style style:name="P24" style:family="paragraph" style:parent-style-name="Standard">
      <style:paragraph-properties fo:text-align="justify" style:justify-single-word="false" fo:break-before="page"/>
      <style:text-properties style:font-name="Times New Roman" fo:font-size="13pt" officeooo:rsid="00163f62" officeooo:paragraph-rsid="00163f62" style:font-size-asian="13pt" style:font-size-complex="13pt"/>
    </style:style>
    <style:style style:name="P25" style:family="paragraph" style:parent-style-name="Horizontal_20_Line">
      <style:text-properties style:font-name="Times New Roman" fo:font-size="13pt" style:font-size-asian="13pt" style:font-size-complex="13pt"/>
    </style:style>
    <style:style style:name="P26" style:family="paragraph" style:parent-style-name="Horizontal_20_Line">
      <style:paragraph-properties fo:text-align="justify" style:justify-single-word="false"/>
      <style:text-properties style:font-name="Times New Roman" fo:font-size="13pt" style:font-size-asian="13pt" style:font-size-complex="13pt"/>
    </style:style>
    <style:style style:name="T1" style:family="text">
      <style:text-properties officeooo:rsid="00053348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073de1"/>
    </style:style>
    <style:style style:name="T5" style:family="text">
      <style:text-properties style:text-position="0% 100%" officeooo:rsid="000bbce9"/>
    </style:style>
    <style:style style:name="T6" style:family="text">
      <style:text-properties style:text-position="0% 100%" officeooo:rsid="000bec43"/>
    </style:style>
    <style:style style:name="T7" style:family="text">
      <style:text-properties style:text-position="0% 100%" officeooo:rsid="000ef95d"/>
    </style:style>
    <style:style style:name="T8" style:family="text">
      <style:text-properties style:text-position="0% 100%" officeooo:rsid="001011f3"/>
    </style:style>
    <style:style style:name="T9" style:family="text">
      <style:text-properties style:text-position="0% 100%" officeooo:rsid="0011405c"/>
    </style:style>
    <style:style style:name="T10" style:family="text">
      <style:text-properties style:text-position="0% 100%" officeooo:rsid="00053348"/>
    </style:style>
    <style:style style:name="T11" style:family="text">
      <style:text-properties style:text-position="sub 58%"/>
    </style:style>
    <style:style style:name="T12" style:family="text">
      <style:text-properties style:text-position="sub 58%" officeooo:rsid="0008c6da"/>
    </style:style>
    <style:style style:name="T13" style:family="text">
      <style:text-properties officeooo:rsid="00073de1"/>
    </style:style>
    <style:style style:name="T14" style:family="text">
      <style:text-properties style:text-line-through-style="none" style:text-line-through-type="none" style:text-position="sub 58%"/>
    </style:style>
    <style:style style:name="T15" style:family="text">
      <style:text-properties style:text-line-through-style="none" style:text-line-through-type="none" style:text-position="sub 58%" officeooo:rsid="0011405c"/>
    </style:style>
    <style:style style:name="T16" style:family="text">
      <style:text-properties style:text-line-through-style="none" style:text-line-through-type="none" style:text-position="sub 58%" officeooo:rsid="0011a2fd"/>
    </style:style>
    <style:style style:name="T17" style:family="text">
      <style:text-properties style:text-line-through-style="none" style:text-line-through-type="none" style:text-position="sub 58%" officeooo:rsid="0013984c"/>
    </style:style>
    <style:style style:name="T18" style:family="text">
      <style:text-properties style:text-line-through-style="none" style:text-line-through-type="none" style:text-position="0% 100%"/>
    </style:style>
    <style:style style:name="T19" style:family="text">
      <style:text-properties style:text-line-through-style="none" style:text-line-through-type="none" style:text-position="0% 100%" officeooo:rsid="001011f3"/>
    </style:style>
    <style:style style:name="T20" style:family="text">
      <style:text-properties style:text-line-through-style="none" style:text-line-through-type="none" style:text-position="0% 100%" officeooo:rsid="0011405c"/>
    </style:style>
    <style:style style:name="T21" style:family="text">
      <style:text-properties style:text-line-through-style="none" style:text-line-through-type="none" style:text-position="0% 100%" officeooo:rsid="0011a2fd"/>
    </style:style>
    <style:style style:name="T22" style:family="text">
      <style:text-properties style:text-line-through-style="none" style:text-line-through-type="none" style:text-position="0% 100%" officeooo:rsid="0013984c"/>
    </style:style>
    <style:style style:name="T23" style:family="text">
      <style:text-properties style:text-line-through-style="none" style:text-line-through-type="none" style:text-position="0% 100%" officeooo:rsid="00053348"/>
    </style:style>
    <style:style style:name="T24" style:family="text">
      <style:text-properties style:text-line-through-style="none" style:text-line-through-type="none" style:text-position="0% 100%" officeooo:rsid="00073de1"/>
    </style:style>
    <style:style style:name="T25" style:family="text">
      <style:text-properties style:text-line-through-style="none" style:text-line-through-type="none" style:text-position="0% 100%" fo:language="pt" fo:country="BR"/>
    </style:style>
    <style:style style:name="T26" style:family="text">
      <style:text-properties style:text-line-through-style="none" style:text-line-through-type="none" style:text-position="0% 100%" style:font-name="Courier New1" fo:font-size="11pt" fo:language="pt" fo:country="BR" style:font-size-asian="11pt"/>
    </style:style>
    <style:style style:name="T27" style:family="text">
      <style:text-properties style:text-line-through-style="none" style:text-line-through-type="none" style:text-position="0% 100%" officeooo:rsid="00185438"/>
    </style:style>
    <style:style style:name="T28" style:family="text">
      <style:text-properties style:text-line-through-style="none" style:text-line-through-type="none" style:text-position="0% 100%" officeooo:rsid="0018a2ca"/>
    </style:style>
    <style:style style:name="T29" style:family="text">
      <style:text-properties officeooo:rsid="0013d96f"/>
    </style:style>
    <style:style style:name="T30" style:family="text">
      <style:text-properties fo:language="pt" fo:country="BR"/>
    </style:style>
    <style:style style:name="T31" style:family="text">
      <style:text-properties fo:language="pt" fo:country="BR" officeooo:rsid="00170c49"/>
    </style:style>
    <style:style style:name="T32" style:family="text">
      <style:text-properties officeooo:rsid="0018a2c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etra A:</text:p>
      <text:p text:style-name="P5"/>
      <text:p text:style-name="P3">Desenvolvimento </text:p>
      <text:p text:style-name="P5"/>
      <text:p text:style-name="P5">Ideia para o desenvolvimento do algoritmo</text:p>
      <text:p text:style-name="P4"/>
      <text:p text:style-name="P4">X é o tempo entre a chegada de dois clientes consecutivos e tem como média u = 10 ( E[X] = 10 ).</text:p>
      <text:p text:style-name="P4">Y é o tempo <text:span text:style-name="T1">de atendimento de um cliente </text:span>e tem como média l = 5 ( E[X] = 5 ).</text:p>
      <text:p text:style-name="P4">Sendo assim, <text:span text:style-name="T1">X ~ exponencial (1/10) e Y ~ exponencial(1/5).</text:span></text:p>
      <text:p text:style-name="P6"><text:span text:style-name="T3"/></text:p>
      <text:p text:style-name="P8"><text:span text:style-name="T3">Para calcular o tempo de entrada na estação de serviço </text:span><text:span text:style-name="T9">ed</text:span><text:span text:style-name="T3"> k-esimo cliente, usaremos uma simulação do modelo exponencial </text:span><text:span text:style-name="T5">seguindo o seguinte algoritmo:</text:span></text:p>
      <text:list xml:id="list3235557936" text:style-name="L4">
        <text:list-item>
          <text:p text:style-name="P9"><text:span text:style-name="T3">Gerar uma variável aleatória U com distribuição uniforme [0,1]</text:span></text:p>
        </text:list-item>
        <text:list-item>
          <text:p text:style-name="P9"><text:span text:style-name="T3">Aplicar a fórmula X = -10 * ln(U) </text:span><text:span text:style-name="T6">= - E[X] * ln(U)</text:span></text:p>
        </text:list-item>
      </text:list>
      <text:p text:style-name="P10"><text:span text:style-name="T3"/></text:p>
      <text:p text:style-name="P13"><text:span text:style-name="T3">O tempo de atendimento do k-ésimo cliente também será calculado usando uma simulação para a variável aleatória Y:</text:span></text:p>
      <text:list xml:id="list397322867" text:style-name="L5">
        <text:list-item>
          <text:p text:style-name="P21"><text:span text:style-name="T5">Gerar uma variável aleatória U com distribuição uniforme [0,1]</text:span></text:p>
        </text:list-item>
        <text:list-item>
          <text:p text:style-name="P21"><text:span text:style-name="T5">Aplicar a fórmula </text:span><text:span text:style-name="T6">Y</text:span><text:span text:style-name="T5"> = - </text:span><text:span text:style-name="T6">5</text:span><text:span text:style-name="T5"> ln(U) </text:span><text:span text:style-name="T6">= - E[X] * ln(U)</text:span></text:p>
        </text:list-item>
      </text:list>
      <text:p text:style-name="P22"><text:span text:style-name="T5"/></text:p>
      <text:p text:style-name="P13"><text:span text:style-name="T5">P</text:span><text:span text:style-name="T3">ara cada cliente k, é possível então simular seu tempo de entrada relativo ao do cliente anterior e o tempo do seu atendimento.</text:span></text:p>
      <text:p text:style-name="P10"><text:span text:style-name="T3"/></text:p>
      <text:p text:style-name="P14"><text:span text:style-name="T3">Considerando W a variável aleatória tal que W</text:span><text:span text:style-name="T11">k </text:span><text:span text:style-name="T3">é o tempo de espera do k-ésimo cliente a entrar na estação de serviço.</text:span></text:p>
      <text:p text:style-name="P11"><text:span text:style-name="T3"/></text:p>
      <text:p text:style-name="P12"><text:span text:style-name="T3">O tempo de espera do k-ésimo cliente a entrar na fila </text:span><text:span text:style-name="T7">é o </text:span><text:span text:style-name="T8">somatório de todos os clientes que ainda estão na fila</text:span><text:span text:style-name="T7">. </text:span><text:span text:style-name="T8">Seja j o número de clientes já atendidos</text:span><text:span text:style-name="T7">, </text:span><text:span text:style-name="T4">W</text:span><text:span text:style-name="T12">k</text:span><text:span text:style-name="T4"> = </text:span><text:span text:style-name="T19">Σ( i = </text:span><text:span text:style-name="T20">k – j </text:span><text:span text:style-name="T21">+</text:span><text:span text:style-name="T20"> </text:span><text:span text:style-name="T21">1</text:span><text:span text:style-name="T19"> até k) </text:span><text:span text:style-name="T20">Y</text:span><text:span text:style-name="T15">i</text:span><text:span text:style-name="T20"> </text:span><text:span text:style-name="T21">+ T</text:span><text:span text:style-name="T16">k-j</text:span><text:span text:style-name="T21">, onde T</text:span><text:span text:style-name="T16">k-j</text:span><text:span text:style-name="T21"> é o tempo que falta para o cliente atualmente no topo da fila terminar seu atendimento. Ou seja, T</text:span><text:span text:style-name="T16">k-j</text:span><text:span text:style-name="T21"> = horaDeChegada</text:span><text:span text:style-name="T16">k-j</text:span><text:span text:style-name="T21"> + </text:span><text:span text:style-name="T22">W</text:span><text:span text:style-name="T17">k-j</text:span><text:span text:style-name="T22"> +</text:span><text:span text:style-name="T21"> Y</text:span><text:span text:style-name="T16">k-j</text:span><text:span text:style-name="T21"> - horaAtual </text:span></text:p>
      <text:p text:style-name="P15"><text:span text:style-name="T18"/></text:p>
      <text:p text:style-name="P16"><text:span text:style-name="T18">Para o cálculo, a cada novo cliente que entra na estação de serviço, é necessário calcular a hora de entrada, seu tempo de espera e seu tempo de atendimento e para isso utilizamos uma struct.</text:span></text:p>
      <text:p text:style-name="P16"><text:span text:style-name="T18"/></text:p>
      <text:p text:style-name="P17"><text:span text:style-name="T18">O resultado encontrado pode ser observado no Anexo I</text:span></text:p>
      <text:p text:style-name="P16"><text:span text:style-name="T18"/></text:p>
      <text:p text:style-name="P17"><text:span text:style-name="T18">Conclusão</text:span></text:p>
      <text:p text:style-name="P17"><text:span text:style-name="T18"/></text:p>
      <text:p text:style-name="P17"><text:span text:style-name="T18">No resultado obtido foi possível perceber que o tempo de espera da maioria dos clientes era zero ou um valor bem próximo do mesmo, o que pode ser explicado pelo fato de que o valor esperado do tempo entre a chegada de dois clientes consecutivos (10 minutos) ser maior do que o tempo de atendimento dos mesmos (5 minutos). </text:span></text:p>
      <text:p text:style-name="P17"><text:span text:style-name="T18"/></text:p>
      <text:p text:style-name="P19"><text:soft-page-break/><text:span text:style-name="T18">A média </text:span><text:span text:style-name="T28">amostral </text:span><text:span text:style-name="T18">obtida foi <text:tab/> / n = </text:span><text:span text:style-name="T25">1.46171</text:span><text:span text:style-name="T18">, onde Sw → soma W</text:span><text:span text:style-name="T14">k</text:span><text:span text:style-name="T18">, k = 0,1,2,…,n e n </text:span><text:span text:style-name="T27">= 43</text:span><text:span text:style-name="T18"> é o número de clientes atendidos no dia.</text:span></text:p>
      <text:p text:style-name="P17"><text:span text:style-name="T18">Além disso, a quantidade de clientes obtida foi bem próxima do valor esperado calculado na questão B.</text:span></text:p>
      <text:p text:style-name="P26"/>
      <text:p text:style-name="P18"><text:span text:style-name="T18">Letra B:</text:span></text:p>
      <text:p text:style-name="P16"><text:span text:style-name="T18"/></text:p>
      <text:p text:style-name="P18"><text:span text:style-name="T18">Para resolver este problema é necessário identificar o modelo que qualifica a variável aleatória Z, cujo valor representa o número de pessoas que entram na estação em um dia de trabalho no intervalo de 9 às 17 horas.</text:span></text:p>
      <text:p text:style-name="P7"/>
      <text:p text:style-name="P7">Como X, o tempo entre dois eventos <text:span text:style-name="T29">consecutivos</text:span>, é identicamente distribuído, independente e <text:span text:style-name="T29">com densidade especificada pelo</text:span> modelo exponencial <text:span text:style-name="T29">de</text:span> parâmetro 1/10, então, <text:span text:style-name="T29">X representa</text:span> o tempo entre dois eventos <text:span text:style-name="T29">consecutivos</text:span> de alguma variável aleatória Z do modelo de Poisson(1/10 * t).</text:p>
      <text:p text:style-name="P7"/>
      <text:p text:style-name="P7">Sendo Z o número de clientes que entraram na <text:span text:style-name="T13">estação de serviço</text:span> no intervalo de tempo [0, t]: </text:p>
      <text:p text:style-name="P7"/>
      <text:p text:style-name="P7">P(Z) = e<text:span text:style-name="T2">-t/10</text:span><text:span text:style-name="T3">(t/10)</text:span><text:span text:style-name="T2">x</text:span><text:span text:style-name="T3"> / x!</text:span></text:p>
      <text:p text:style-name="P7"><text:span text:style-name="T3"/></text:p>
      <text:p text:style-name="P7"><text:span text:style-name="T3">t = 9 horas – 17 horas = 480 minutos</text:span></text:p>
      <text:p text:style-name="P7"><text:span text:style-name="T18"/></text:p>
      <text:p text:style-name="P18"><text:span text:style-name="T3">O número esperado de clientes na estação de serviço em um dia de trabalho é a esperança de Z, </text:span><text:span text:style-name="T10">E[Z] = t/10</text:span><text:span text:style-name="T23"> = 48</text:span><text:span text:style-name="T18">0/10 = 48</text:span><text:span text:style-name="T23"> → em um intervalo de 480 minutos </text:span><text:span text:style-name="T18">(8 horas),</text:span><text:span text:style-name="T23"> 48 pessoas entram na </text:span><text:span text:style-name="T24">estação de serviço</text:span><text:span text:style-name="T23"> em média. Após os 480 minutos, ninguém mais pode entrar.</text:span></text:p>
      <text:p text:style-name="P18"><text:span text:style-name="T18"/></text:p>
      <text:p text:style-name="P18"><text:span text:style-name="T18">O </text:span><text:span text:style-name="T3">desvio padrão do número de cliente é a variância de Z, </text:span><text:span text:style-name="T10">Var(Z) = </text:span><text:span text:style-name="T3">480</text:span><text:span text:style-name="T10">/10 </text:span><text:span text:style-name="T3">= 48.</text:span></text:p>
      <text:p text:style-name="P18"><text:span text:style-name="T3"/></text:p>
      <text:p text:style-name="P25"/>
      <text:p text:style-name="P2">Letra C:</text:p>
      <text:p text:style-name="P2"/>
      <text:p text:style-name="P1">A amostra aleatória é o conjunto de variáveis aleatórias referentes ao tempo <text:span text:style-name="T32">médio </text:span>de espera d<text:span text:style-name="T32">os</text:span> cliente<text:span text:style-name="T32">s</text:span> na estação de serviço.</text:p>
      <text:p text:style-name="P24"><text:span text:style-name="T30">ANEXO I</text:span></text:p>
      <text:p text:style-name="P17"><text:span text:style-name="T26"/></text:p>
      <text:p text:style-name="P20"><text:span text:style-name="T30">cliente0</text:span></text:p>
      <text:p text:style-name="P20"><text:span text:style-name="T30">Hora de chegada: 21.3021</text:span></text:p>
      <text:p text:style-name="P20"><text:span text:style-name="T30">Tempo de Espera: 0</text:span></text:p>
      <text:p text:style-name="P20"><text:span text:style-name="T30">Tempo de Atendimento: 2.68792</text:span></text:p>
      <text:p text:style-name="P23"/>
      <text:p text:style-name="P20"><text:span text:style-name="T30">cliente1</text:span></text:p>
      <text:p text:style-name="P20"><text:span text:style-name="T30">Hora de chegada: 25.5568</text:span></text:p>
      <text:p text:style-name="P20"><text:span text:style-name="T30">Tempo de Espera: 0</text:span></text:p>
      <text:p text:style-name="P20"><text:span text:style-name="T30">Tempo de Atendimento: 9.53535</text:span></text:p>
      <text:p text:style-name="P23"/>
      <text:p text:style-name="P20"><text:span text:style-name="T30">cliente2</text:span></text:p>
      <text:p text:style-name="P20"><text:span text:style-name="T30">Hora de chegada: 57.8451</text:span></text:p>
      <text:p text:style-name="P20"><text:span text:style-name="T30">Tempo de Espera: 0</text:span></text:p>
      <text:p text:style-name="P20"><text:span text:style-name="T30">Tempo de Atendimento: 1.7622</text:span></text:p>
      <text:p text:style-name="P23"/>
      <text:p text:style-name="P20"><text:span text:style-name="T30">cliente3</text:span></text:p>
      <text:p text:style-name="P20"><text:span text:style-name="T30">Hora de chegada: 64.1064</text:span></text:p>
      <text:p text:style-name="P20"><text:span text:style-name="T30">Tempo de Espera: 0</text:span></text:p>
      <text:p text:style-name="P20"><text:span text:style-name="T30">Tempo de Atendimento: 7.85299</text:span></text:p>
      <text:p text:style-name="P23"/>
      <text:p text:style-name="P20"><text:span text:style-name="T30">cliente4</text:span></text:p>
      <text:p text:style-name="P20"><text:span text:style-name="T30">Hora de chegada: 110.258</text:span></text:p>
      <text:p text:style-name="P20"><text:span text:style-name="T30">Tempo de Espera: 0</text:span></text:p>
      <text:p text:style-name="P20"><text:span text:style-name="T30">Tempo de Atendimento: 5.59306</text:span></text:p>
      <text:p text:style-name="P23"/>
      <text:p text:style-name="P20"><text:span text:style-name="T30">cliente5</text:span></text:p>
      <text:p text:style-name="P20"><text:span text:style-name="T30">Hora de chegada: 118.342</text:span></text:p>
      <text:p text:style-name="P20"><text:span text:style-name="T30">Tempo de Espera: 0</text:span></text:p>
      <text:p text:style-name="P20"><text:span text:style-name="T30">Tempo de Atendimento: 5.90567</text:span></text:p>
      <text:p text:style-name="P23"/>
      <text:p text:style-name="P20"><text:span text:style-name="T30">cliente6</text:span></text:p>
      <text:p text:style-name="P20"><text:span text:style-name="T30">Hora de chegada: 121.727</text:span></text:p>
      <text:p text:style-name="P20"><text:span text:style-name="T30">Tempo de Espera: 2.52112</text:span></text:p>
      <text:p text:style-name="P20"><text:span text:style-name="T30">Tempo de Atendimento: 1.35658</text:span></text:p>
      <text:p text:style-name="P23"/>
      <text:p text:style-name="P20"><text:span text:style-name="T30">cliente7</text:span></text:p>
      <text:p text:style-name="P20"><text:span text:style-name="T30">Hora de chegada: 130.989</text:span></text:p>
      <text:p text:style-name="P20"><text:span text:style-name="T30">Tempo de Espera: 0</text:span></text:p>
      <text:p text:style-name="P20"><text:span text:style-name="T30">Tempo de Atendimento: 2.77339</text:span></text:p>
      <text:p text:style-name="P23"/>
      <text:p text:style-name="P20"><text:span text:style-name="T30">cliente8</text:span></text:p>
      <text:p text:style-name="P20"><text:span text:style-name="T30">Hora de chegada: 132.254</text:span></text:p>
      <text:p text:style-name="P20"><text:span text:style-name="T30">Tempo de Espera: 1.50855</text:span></text:p>
      <text:p text:style-name="P20"><text:span text:style-name="T30">Tempo de Atendimento: 0.632421</text:span></text:p>
      <text:p text:style-name="P23"/>
      <text:p text:style-name="P20"><text:soft-page-break/><text:span text:style-name="T30">cliente9</text:span></text:p>
      <text:p text:style-name="P20"><text:span text:style-name="T30">Hora de chegada: 135.92</text:span></text:p>
      <text:p text:style-name="P20"><text:span text:style-name="T30">Tempo de Espera: 0</text:span></text:p>
      <text:p text:style-name="P20"><text:span text:style-name="T30">Tempo de Atendimento: 19.6099</text:span></text:p>
      <text:p text:style-name="P23"/>
      <text:p text:style-name="P20"><text:span text:style-name="T30">cliente10</text:span></text:p>
      <text:p text:style-name="P20"><text:span text:style-name="T30">Hora de chegada: 159.046</text:span></text:p>
      <text:p text:style-name="P20"><text:span text:style-name="T30">Tempo de Espera: 0</text:span></text:p>
      <text:p text:style-name="P20"><text:span text:style-name="T30">Tempo de Atendimento: 8.62374</text:span></text:p>
      <text:p text:style-name="P23"/>
      <text:p text:style-name="P20"><text:span text:style-name="T30">cliente11</text:span></text:p>
      <text:p text:style-name="P20"><text:span text:style-name="T30">Hora de chegada: 159.979</text:span></text:p>
      <text:p text:style-name="P20"><text:span text:style-name="T30">Tempo de Espera: 7.69042</text:span></text:p>
      <text:p text:style-name="P20"><text:span text:style-name="T30">Tempo de Atendimento: 3.41647</text:span></text:p>
      <text:p text:style-name="P23"/>
      <text:p text:style-name="P20"><text:span text:style-name="T30">cliente12</text:span></text:p>
      <text:p text:style-name="P20"><text:span text:style-name="T30">Hora de chegada: 161.132</text:span></text:p>
      <text:p text:style-name="P20"><text:span text:style-name="T30">Tempo de Espera: 9.95379</text:span></text:p>
      <text:p text:style-name="P20"><text:span text:style-name="T30">Tempo de Atendimento: 0.632421</text:span></text:p>
      <text:p text:style-name="P23"/>
      <text:p text:style-name="P20"><text:span text:style-name="T30">cliente13</text:span></text:p>
      <text:p text:style-name="P20"><text:span text:style-name="T30">Hora de chegada: 164.656</text:span></text:p>
      <text:p text:style-name="P20"><text:span text:style-name="T30">Tempo de Espera: 7.0618</text:span></text:p>
      <text:p text:style-name="P20"><text:span text:style-name="T30">Tempo de Atendimento: 0.202048</text:span></text:p>
      <text:p text:style-name="P23"/>
      <text:p text:style-name="P20"><text:span text:style-name="T30">cliente14</text:span></text:p>
      <text:p text:style-name="P20"><text:span text:style-name="T30">Hora de chegada: 174.172</text:span></text:p>
      <text:p text:style-name="P20"><text:span text:style-name="T30">Tempo de Espera: 0</text:span></text:p>
      <text:p text:style-name="P20"><text:span text:style-name="T30">Tempo de Atendimento: 0.202048</text:span></text:p>
      <text:p text:style-name="P23"/>
      <text:p text:style-name="P20"><text:span text:style-name="T30">cliente15</text:span></text:p>
      <text:p text:style-name="P20"><text:span text:style-name="T30">Hora de chegada: 202.406</text:span></text:p>
      <text:p text:style-name="P20"><text:span text:style-name="T30">Tempo de Espera: 0</text:span></text:p>
      <text:p text:style-name="P20"><text:span text:style-name="T30">Tempo de Atendimento: 19.6099</text:span></text:p>
      <text:p text:style-name="P23"/>
      <text:p text:style-name="P20"><text:span text:style-name="T30">cliente16</text:span></text:p>
      <text:p text:style-name="P20"><text:span text:style-name="T30">Hora de chegada: 229.098</text:span></text:p>
      <text:p text:style-name="P20"><text:span text:style-name="T30">Tempo de Espera: 0</text:span></text:p>
      <text:p text:style-name="P20"><text:span text:style-name="T30">Tempo de Atendimento: 1.7622</text:span></text:p>
      <text:p text:style-name="P23"/>
      <text:p text:style-name="P20"><text:span text:style-name="T30">cliente17</text:span></text:p>
      <text:p text:style-name="P20"><text:span text:style-name="T30">Hora de chegada: 247.523</text:span></text:p>
      <text:p text:style-name="P20"><text:span text:style-name="T30">Tempo de Espera: 0</text:span></text:p>
      <text:p text:style-name="P20"><text:span text:style-name="T30">Tempo de Atendimento: 2.35993</text:span></text:p>
      <text:p text:style-name="P23"/>
      <text:p text:style-name="P20"><text:span text:style-name="T30">cliente18</text:span></text:p>
      <text:p text:style-name="P20"><text:soft-page-break/><text:span text:style-name="T30">Hora de chegada: 248.241</text:span></text:p>
      <text:p text:style-name="P20"><text:span text:style-name="T30">Tempo de Espera: 1.64167</text:span></text:p>
      <text:p text:style-name="P20"><text:span text:style-name="T30">Tempo de Atendimento: 7.85299</text:span></text:p>
      <text:p text:style-name="P23"/>
      <text:p text:style-name="P20"><text:span text:style-name="T30">cliente19</text:span></text:p>
      <text:p text:style-name="P20"><text:span text:style-name="T30">Hora de chegada: 250.204</text:span></text:p>
      <text:p text:style-name="P20"><text:span text:style-name="T30">Tempo de Espera: 7.53186</text:span></text:p>
      <text:p text:style-name="P20"><text:span text:style-name="T30">Tempo de Atendimento: 0.359129</text:span></text:p>
      <text:p text:style-name="P23"/>
      <text:p text:style-name="P20"><text:span text:style-name="T30">cliente20</text:span></text:p>
      <text:p text:style-name="P20"><text:span text:style-name="T30">Hora de chegada: 256.652</text:span></text:p>
      <text:p text:style-name="P20"><text:span text:style-name="T30">Tempo de Espera: 1.44271</text:span></text:p>
      <text:p text:style-name="P20"><text:span text:style-name="T30">Tempo de Atendimento: 1.22836</text:span></text:p>
      <text:p text:style-name="P23"/>
      <text:p text:style-name="P20"><text:span text:style-name="T30">cliente21</text:span></text:p>
      <text:p text:style-name="P20"><text:span text:style-name="T30">Hora de chegada: 259.496</text:span></text:p>
      <text:p text:style-name="P20"><text:span text:style-name="T30">Tempo de Espera: 0</text:span></text:p>
      <text:p text:style-name="P20"><text:span text:style-name="T30">Tempo de Atendimento: 7.18533</text:span></text:p>
      <text:p text:style-name="P23"/>
      <text:p text:style-name="P20"><text:span text:style-name="T30">cliente22</text:span></text:p>
      <text:p text:style-name="P20"><text:span text:style-name="T30">Hora de chegada: 265.574</text:span></text:p>
      <text:p text:style-name="P20"><text:span text:style-name="T30">Tempo de Espera: 1.10746</text:span></text:p>
      <text:p text:style-name="P20"><text:span text:style-name="T30">Tempo de Atendimento: 9.21266</text:span></text:p>
      <text:p text:style-name="P23"/>
      <text:p text:style-name="P20"><text:span text:style-name="T30">cliente23</text:span></text:p>
      <text:p text:style-name="P20"><text:span text:style-name="T30">Hora de chegada: 276.76</text:span></text:p>
      <text:p text:style-name="P20"><text:span text:style-name="T30">Tempo de Espera: 0</text:span></text:p>
      <text:p text:style-name="P20"><text:span text:style-name="T30">Tempo de Atendimento: 4.2696</text:span></text:p>
      <text:p text:style-name="P23"/>
      <text:p text:style-name="P20"><text:span text:style-name="T30">cliente24</text:span></text:p>
      <text:p text:style-name="P20"><text:span text:style-name="T30">Hora de chegada: 282.658</text:span></text:p>
      <text:p text:style-name="P20"><text:span text:style-name="T30">Tempo de Espera: 0</text:span></text:p>
      <text:p text:style-name="P20"><text:span text:style-name="T30">Tempo de Atendimento: 3.03894</text:span></text:p>
      <text:p text:style-name="P23"/>
      <text:p text:style-name="P20"><text:span text:style-name="T30">cliente25</text:span></text:p>
      <text:p text:style-name="P20"><text:span text:style-name="T30">Hora de chegada: 283.166</text:span></text:p>
      <text:p text:style-name="P20"><text:span text:style-name="T30">Tempo de Espera: 2.53121</text:span></text:p>
      <text:p text:style-name="P20"><text:span text:style-name="T30">Tempo de Atendimento: 8.62374</text:span></text:p>
      <text:p text:style-name="P23"/>
      <text:p text:style-name="P20"><text:span text:style-name="T30">cliente26</text:span></text:p>
      <text:p text:style-name="P20"><text:span text:style-name="T30">Hora de chegada: 286.55</text:span></text:p>
      <text:p text:style-name="P20"><text:span text:style-name="T30">Tempo de Espera: 7.77041</text:span></text:p>
      <text:p text:style-name="P20"><text:span text:style-name="T30">Tempo de Atendimento: 4.75779</text:span></text:p>
      <text:p text:style-name="P23"/>
      <text:p text:style-name="P20"><text:span text:style-name="T30">cliente27</text:span></text:p>
      <text:p text:style-name="P20"><text:span text:style-name="T30">Hora de chegada: 302.744</text:span></text:p>
      <text:p text:style-name="P20"><text:soft-page-break/><text:span text:style-name="T30">Tempo de Espera: 0</text:span></text:p>
      <text:p text:style-name="P20"><text:span text:style-name="T30">Tempo de Atendimento: 2.52123</text:span></text:p>
      <text:p text:style-name="P23"/>
      <text:p text:style-name="P20"><text:span text:style-name="T30">cliente28</text:span></text:p>
      <text:p text:style-name="P20"><text:span text:style-name="T30">Hora de chegada: 315.937</text:span></text:p>
      <text:p text:style-name="P20"><text:span text:style-name="T30">Tempo de Espera: 0</text:span></text:p>
      <text:p text:style-name="P20"><text:span text:style-name="T30">Tempo de Atendimento: 0.576554</text:span></text:p>
      <text:p text:style-name="P23"/>
      <text:p text:style-name="P20"><text:span text:style-name="T30">cliente29</text:span></text:p>
      <text:p text:style-name="P20"><text:span text:style-name="T30">Hora de chegada: 340.116</text:span></text:p>
      <text:p text:style-name="P20"><text:span text:style-name="T30">Tempo de Espera: 0</text:span></text:p>
      <text:p text:style-name="P20"><text:span text:style-name="T30">Tempo de Atendimento: 8.90954</text:span></text:p>
      <text:p text:style-name="P23"/>
      <text:p text:style-name="P20"><text:span text:style-name="T30">cliente30</text:span></text:p>
      <text:p text:style-name="P20"><text:span text:style-name="T30">Hora de chegada: 349.891</text:span></text:p>
      <text:p text:style-name="P20"><text:span text:style-name="T30">Tempo de Espera: 0</text:span></text:p>
      <text:p text:style-name="P20"><text:span text:style-name="T30">Tempo de Atendimento: 9.88032</text:span></text:p>
      <text:p text:style-name="P23"/>
      <text:p text:style-name="P20"><text:span text:style-name="T30">cliente31</text:span></text:p>
      <text:p text:style-name="P20"><text:span text:style-name="T30">Hora de chegada: 353.416</text:span></text:p>
      <text:p text:style-name="P20"><text:span text:style-name="T30">Tempo de Espera: 6.35591</text:span></text:p>
      <text:p text:style-name="P20"><text:span text:style-name="T30">Tempo de Atendimento: 4.04229</text:span></text:p>
      <text:p text:style-name="P23"/>
      <text:p text:style-name="P20"><text:span text:style-name="T30">cliente32</text:span></text:p>
      <text:p text:style-name="P20"><text:span text:style-name="T30">Hora de chegada: 363.458</text:span></text:p>
      <text:p text:style-name="P20"><text:span text:style-name="T30">Tempo de Espera: 0.356174</text:span></text:p>
      <text:p text:style-name="P20"><text:span text:style-name="T30">Tempo de Atendimento: 0.803866</text:span></text:p>
      <text:p text:style-name="P23"/>
      <text:p text:style-name="P20"><text:span text:style-name="T30">cliente33</text:span></text:p>
      <text:p text:style-name="P20"><text:span text:style-name="T30">Hora de chegada: 390.15</text:span></text:p>
      <text:p text:style-name="P20"><text:span text:style-name="T30">Tempo de Espera: 0</text:span></text:p>
      <text:p text:style-name="P20"><text:span text:style-name="T30">Tempo de Atendimento: 6.06962</text:span></text:p>
      <text:p text:style-name="P23"/>
      <text:p text:style-name="P20"><text:span text:style-name="T30">cliente34</text:span></text:p>
      <text:p text:style-name="P20"><text:span text:style-name="T30">Hora de chegada: 395.526</text:span></text:p>
      <text:p text:style-name="P20"><text:span text:style-name="T30">Tempo de Espera: 0.693785</text:span></text:p>
      <text:p text:style-name="P20"><text:span text:style-name="T30">Tempo de Atendimento: 4.50774</text:span></text:p>
      <text:p text:style-name="P23"/>
      <text:p text:style-name="P20"><text:span text:style-name="T30">cliente35</text:span></text:p>
      <text:p text:style-name="P20"><text:span text:style-name="T30">Hora de chegada: 398.502</text:span></text:p>
      <text:p text:style-name="P20"><text:span text:style-name="T30">Tempo de Espera: 2.2252</text:span></text:p>
      <text:p text:style-name="P20"><text:span text:style-name="T30">Tempo de Atendimento: 2.35993</text:span></text:p>
      <text:p text:style-name="P23"/>
      <text:p text:style-name="P20"><text:span text:style-name="T30">cliente36</text:span></text:p>
      <text:p text:style-name="P20"><text:span text:style-name="T30">Hora de chegada: 415.209</text:span></text:p>
      <text:p text:style-name="P20"><text:span text:style-name="T30">Tempo de Espera: 0</text:span></text:p>
      <text:p text:style-name="P20"><text:soft-page-break/><text:span text:style-name="T30">Tempo de Atendimento: 3.51549</text:span></text:p>
      <text:p text:style-name="P23"/>
      <text:p text:style-name="P20"><text:span text:style-name="T30">cliente37</text:span></text:p>
      <text:p text:style-name="P20"><text:span text:style-name="T30">Hora de chegada: 416.701</text:span></text:p>
      <text:p text:style-name="P20"><text:span text:style-name="T30">Tempo de Espera: 2.02336</text:span></text:p>
      <text:p text:style-name="P20"><text:span text:style-name="T30">Tempo de Atendimento: 6.78512</text:span></text:p>
      <text:p text:style-name="P23"/>
      <text:p text:style-name="P20"><text:span text:style-name="T30">cliente38</text:span></text:p>
      <text:p text:style-name="P20"><text:span text:style-name="T30">Hora de chegada: 434.52</text:span></text:p>
      <text:p text:style-name="P20"><text:span text:style-name="T30">Tempo de Espera: 0</text:span></text:p>
      <text:p text:style-name="P20"><text:span text:style-name="T30">Tempo de Atendimento: 1.7622</text:span></text:p>
      <text:p text:style-name="P23"/>
      <text:p text:style-name="P20"><text:span text:style-name="T30">cliente39</text:span></text:p>
      <text:p text:style-name="P20"><text:span text:style-name="T30">Hora de chegada: 438.476</text:span></text:p>
      <text:p text:style-name="P20"><text:span text:style-name="T30">Tempo de Espera: 0</text:span></text:p>
      <text:p text:style-name="P20"><text:span text:style-name="T30">Tempo de Atendimento: 6.98122</text:span></text:p>
      <text:p text:style-name="P23"/>
      <text:p text:style-name="P20"><text:span text:style-name="T30">cliente40</text:span></text:p>
      <text:p text:style-name="P20"><text:span text:style-name="T30">Hora de chegada: 452.439</text:span></text:p>
      <text:p text:style-name="P20"><text:span text:style-name="T30">Tempo de Espera: 0</text:span></text:p>
      <text:p text:style-name="P20"><text:span text:style-name="T30">Tempo de Atendimento: 9.21266</text:span></text:p>
      <text:p text:style-name="P23"/>
      <text:p text:style-name="P20"><text:span text:style-name="T30">cliente41</text:span></text:p>
      <text:p text:style-name="P20"><text:span text:style-name="T30">Hora de chegada: 461.213</text:span></text:p>
      <text:p text:style-name="P20"><text:span text:style-name="T30">Tempo de Espera: 0.43815</text:span></text:p>
      <text:p text:style-name="P20"><text:span text:style-name="T30">Tempo de Atendimento: 0.253862</text:span></text:p>
      <text:p text:style-name="P23"/>
      <text:p text:style-name="P20"><text:span text:style-name="T30">cliente42</text:span></text:p>
      <text:p text:style-name="P20"><text:span text:style-name="T30">Hora de chegada: 467.474</text:span></text:p>
      <text:p text:style-name="P20"><text:span text:style-name="T30">Tempo de Espera: 0</text:span></text:p>
      <text:p text:style-name="P20"><text:span text:style-name="T30">Tempo de Atendimento: 2.52123</text:span></text:p>
      <text:p text:style-name="P23"/>
      <text:p text:style-name="P20"><text:span text:style-name="T30">Quant: 43</text:span></text:p>
      <text:p text:style-name="P20"><text:span text:style-name="T30">M</text:span><text:span text:style-name="T31">é</text:span><text:span text:style-name="T30">dia: 1.46171</text:span></text:p>
      <text:p text:style-name="P23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roman"/>
    <style:font-face style:name="Liberation Serif1" svg:font-family="'Liberation Serif'" style:font-family-generic="roman"/>
    <style:font-face style:name="Arial2" svg:font-family="Arial" style:font-family-generic="swiss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6:24:24.321000000</meta:creation-date>
    <dc:date>2018-11-18T21:42:03.727000000</dc:date>
    <meta:editing-duration>PT19M39S</meta:editing-duration>
    <meta:editing-cycles>5</meta:editing-cycles>
    <meta:generator>LibreOffice/6.0.6.2$Windows_X86_64 LibreOffice_project/0c292870b25a325b5ed35f6b45599d2ea4458e77</meta:generator>
    <meta:document-statistic meta:table-count="0" meta:image-count="0" meta:object-count="0" meta:page-count="7" meta:paragraph-count="206" meta:word-count="1192" meta:character-count="6889" meta:non-whitespace-character-count="5899"/>
  </office:meta>
</office:document-meta>
</file>